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NanumMyeongjo" svg:font-family="NanumMyeongj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187c07" officeooo:paragraph-rsid="00187c07"/>
    </style:style>
    <style:style style:name="P2" style:family="paragraph" style:parent-style-name="Preformatted_20_Text">
      <style:text-properties officeooo:rsid="001dccef" officeooo:paragraph-rsid="001c165e"/>
    </style:style>
    <style:style style:name="P3" style:family="paragraph" style:parent-style-name="Preformatted_20_Text">
      <style:text-properties officeooo:rsid="00250d52" officeooo:paragraph-rsid="00250d52"/>
    </style:style>
    <style:style style:name="P4" style:family="paragraph" style:parent-style-name="Preformatted_20_Text">
      <style:text-properties officeooo:rsid="002acd4a" officeooo:paragraph-rsid="002b9f07"/>
    </style:style>
    <style:style style:name="P5" style:family="paragraph" style:parent-style-name="Preformatted_20_Text">
      <style:text-properties officeooo:rsid="002acd4a" officeooo:paragraph-rsid="002d3e7e"/>
    </style:style>
    <style:style style:name="P6" style:family="paragraph" style:parent-style-name="Preformatted_20_Text">
      <style:text-properties officeooo:paragraph-rsid="0032d590"/>
    </style:style>
    <style:style style:name="P7" style:family="paragraph" style:parent-style-name="Preformatted_20_Text">
      <style:paragraph-properties fo:margin-top="0in" fo:margin-bottom="0.1965in" loext:contextual-spacing="false"/>
    </style:style>
    <style:style style:name="P8" style:family="paragraph" style:parent-style-name="Preformatted_20_Text">
      <style:paragraph-properties fo:margin-top="0in" fo:margin-bottom="0.1965in" loext:contextual-spacing="false"/>
      <style:text-properties officeooo:rsid="014e33dc" officeooo:paragraph-rsid="0032d590"/>
    </style:style>
    <style:style style:name="P9" style:family="paragraph" style:parent-style-name="Preformatted_20_Text">
      <style:paragraph-properties fo:margin-top="0in" fo:margin-bottom="0.1965in" loext:contextual-spacing="false"/>
      <style:text-properties officeooo:rsid="014f1a0f" officeooo:paragraph-rsid="0032d590"/>
    </style:style>
    <style:style style:name="P10" style:family="paragraph" style:parent-style-name="Preformatted_20_Text">
      <style:paragraph-properties fo:margin-top="0in" fo:margin-bottom="0.1965in" loext:contextual-spacing="false"/>
      <style:text-properties officeooo:rsid="01511f60" officeooo:paragraph-rsid="0032d590"/>
    </style:style>
    <style:style style:name="P11" style:family="paragraph" style:parent-style-name="Preformatted_20_Text">
      <style:paragraph-properties fo:margin-top="0in" fo:margin-bottom="0.1965in" loext:contextual-spacing="false"/>
      <style:text-properties officeooo:rsid="01518377" officeooo:paragraph-rsid="0032d590"/>
    </style:style>
    <style:style style:name="P12" style:family="paragraph" style:parent-style-name="Preformatted_20_Text">
      <style:paragraph-properties fo:margin-top="0in" fo:margin-bottom="0.1965in" loext:contextual-spacing="false"/>
      <style:text-properties officeooo:rsid="015491b5" officeooo:paragraph-rsid="0032d590"/>
    </style:style>
    <style:style style:name="P13" style:family="paragraph" style:parent-style-name="Preformatted_20_Text">
      <style:paragraph-properties fo:margin-top="0in" fo:margin-bottom="0.1965in" loext:contextual-spacing="false"/>
      <style:text-properties officeooo:rsid="0154e2c1" officeooo:paragraph-rsid="0032d590"/>
    </style:style>
    <style:style style:name="P14" style:family="paragraph" style:parent-style-name="Preformatted_20_Text">
      <style:paragraph-properties fo:margin-top="0in" fo:margin-bottom="0.1965in" loext:contextual-spacing="false"/>
      <style:text-properties officeooo:rsid="0155b751" officeooo:paragraph-rsid="0032d590"/>
    </style:style>
    <style:style style:name="P15" style:family="paragraph" style:parent-style-name="Preformatted_20_Text">
      <style:paragraph-properties fo:margin-top="0in" fo:margin-bottom="0.1965in" loext:contextual-spacing="false"/>
      <style:text-properties officeooo:rsid="01572dc6" officeooo:paragraph-rsid="0032d590"/>
    </style:style>
    <style:style style:name="P16" style:family="paragraph" style:parent-style-name="Preformatted_20_Text">
      <style:paragraph-properties fo:margin-top="0in" fo:margin-bottom="0.1965in" loext:contextual-spacing="false"/>
      <style:text-properties officeooo:rsid="014cd526" officeooo:paragraph-rsid="0032d590"/>
    </style:style>
    <style:style style:name="P17" style:family="paragraph" style:parent-style-name="Preformatted_20_Text">
      <style:paragraph-properties fo:margin-top="0in" fo:margin-bottom="0.1965in" loext:contextual-spacing="false"/>
      <style:text-properties officeooo:paragraph-rsid="0032d590"/>
    </style:style>
    <style:style style:name="P18" style:family="paragraph" style:parent-style-name="Preformatted_20_Text">
      <style:paragraph-properties fo:margin-top="0in" fo:margin-bottom="0.1965in" loext:contextual-spacing="false" fo:padding="0.0291in" fo:border-left="none" fo:border-right="none" fo:border-top="none" fo:border-bottom="0.06pt solid #000000" style:join-border="false"/>
      <style:text-properties officeooo:paragraph-rsid="0024483a"/>
    </style:style>
    <style:style style:name="P19" style:family="paragraph" style:parent-style-name="Preformatted_20_Text">
      <style:paragraph-properties fo:margin-top="0in" fo:margin-bottom="0.1965in" loext:contextual-spacing="false" fo:padding="0.0291in" fo:border-left="none" fo:border-right="none" fo:border-top="none" fo:border-bottom="0.06pt solid #000000" style:join-border="false"/>
      <style:text-properties officeooo:rsid="015491b5" officeooo:paragraph-rsid="0032d590"/>
    </style:style>
    <style:style style:name="P20" style:family="paragraph" style:parent-style-name="Standard">
      <style:text-properties officeooo:rsid="000d55df" officeooo:paragraph-rsid="000d55df"/>
    </style:style>
    <style:style style:name="P21" style:family="paragraph" style:parent-style-name="Standard">
      <style:text-properties officeooo:rsid="001316b1" officeooo:paragraph-rsid="001316b1"/>
    </style:style>
    <style:style style:name="P22" style:family="paragraph" style:parent-style-name="Standard">
      <style:text-properties officeooo:rsid="00187c07" officeooo:paragraph-rsid="00187c07"/>
    </style:style>
    <style:style style:name="P23" style:family="paragraph" style:parent-style-name="Standard">
      <style:text-properties officeooo:rsid="0021f010" officeooo:paragraph-rsid="0021f010"/>
    </style:style>
    <style:style style:name="P24" style:family="paragraph" style:parent-style-name="Standard">
      <style:text-properties officeooo:rsid="0023104e" officeooo:paragraph-rsid="0023104e"/>
    </style:style>
    <style:style style:name="P25" style:family="paragraph" style:parent-style-name="Standard">
      <style:text-properties officeooo:rsid="0024483a" officeooo:paragraph-rsid="0024483a"/>
    </style:style>
    <style:style style:name="P26" style:family="paragraph" style:parent-style-name="Standard">
      <style:text-properties officeooo:rsid="00250d52" officeooo:paragraph-rsid="00250d52"/>
    </style:style>
    <style:style style:name="P27" style:family="paragraph" style:parent-style-name="Standard">
      <style:text-properties officeooo:rsid="0025f073" officeooo:paragraph-rsid="0025f073"/>
    </style:style>
    <style:style style:name="P28" style:family="paragraph" style:parent-style-name="Standard">
      <style:text-properties officeooo:rsid="0028f6ee" officeooo:paragraph-rsid="0028f6ee"/>
    </style:style>
    <style:style style:name="P29" style:family="paragraph" style:parent-style-name="Standard">
      <style:text-properties officeooo:rsid="0028f6ee" officeooo:paragraph-rsid="0029d054"/>
    </style:style>
    <style:style style:name="P30" style:family="paragraph" style:parent-style-name="Standard">
      <style:text-properties officeooo:rsid="002acd4a" officeooo:paragraph-rsid="002acd4a"/>
    </style:style>
    <style:style style:name="P31" style:family="paragraph" style:parent-style-name="Standard">
      <style:text-properties officeooo:rsid="002acd4a" officeooo:paragraph-rsid="002b9f07"/>
    </style:style>
    <style:style style:name="P32" style:family="paragraph" style:parent-style-name="Standard">
      <style:text-properties officeooo:rsid="00324498" officeooo:paragraph-rsid="00324498"/>
    </style:style>
    <style:style style:name="P33" style:family="paragraph" style:parent-style-name="Standard">
      <style:text-properties officeooo:rsid="013f1399" officeooo:paragraph-rsid="0032d590"/>
    </style:style>
    <style:style style:name="P34" style:family="paragraph" style:parent-style-name="Standard">
      <style:text-properties officeooo:rsid="014088cb" officeooo:paragraph-rsid="0032d590"/>
    </style:style>
    <style:style style:name="P35" style:family="paragraph" style:parent-style-name="Standard">
      <style:text-properties officeooo:rsid="014ad7ee" officeooo:paragraph-rsid="0032d590"/>
    </style:style>
    <style:style style:name="P36" style:family="paragraph" style:parent-style-name="Standard">
      <style:text-properties officeooo:paragraph-rsid="0032d590"/>
    </style:style>
    <style:style style:name="P37" style:family="paragraph" style:parent-style-name="Standard">
      <style:text-properties officeooo:rsid="0034bf95" officeooo:paragraph-rsid="0034bf95"/>
    </style:style>
    <style:style style:name="P38" style:family="paragraph" style:parent-style-name="Text_20_body">
      <style:text-properties officeooo:rsid="000d55df" officeooo:paragraph-rsid="001565ad"/>
    </style:style>
    <style:style style:name="P39" style:family="paragraph" style:parent-style-name="Text_20_body">
      <style:text-properties officeooo:rsid="000d55df" officeooo:paragraph-rsid="00171d67"/>
    </style:style>
    <style:style style:name="P40" style:family="paragraph" style:parent-style-name="Text_20_body">
      <style:text-properties fo:font-weight="bold" officeooo:rsid="000d55df" officeooo:paragraph-rsid="000d55df" style:font-weight-asian="bold" style:font-weight-complex="bold"/>
    </style:style>
    <style:style style:name="P41" style:family="paragraph" style:parent-style-name="Standard">
      <style:text-properties officeooo:rsid="002778fe" officeooo:paragraph-rsid="0025f073"/>
    </style:style>
    <style:style style:name="P42" style:family="paragraph" style:parent-style-name="Standard">
      <style:text-properties officeooo:rsid="002b50ff" officeooo:paragraph-rsid="002b9f07"/>
    </style:style>
    <style:style style:name="P43" style:family="paragraph" style:parent-style-name="Standard">
      <style:text-properties officeooo:rsid="014a99ad" officeooo:paragraph-rsid="0032d590"/>
    </style:style>
    <style:style style:name="P44" style:family="paragraph" style:parent-style-name="Standard">
      <style:text-properties officeooo:rsid="01459c43" officeooo:paragraph-rsid="0032d590"/>
    </style:style>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list-style-name="L2">
      <style:paragraph-properties fo:margin-top="0in" fo:margin-bottom="0in" loext:contextual-spacing="false"/>
    </style:style>
    <style:style style:name="P48" style:family="paragraph" style:parent-style-name="Text_20_body" style:list-style-name="L1">
      <style:paragraph-properties fo:padding="0.0291in" fo:border-left="none" fo:border-right="none" fo:border-top="none" fo:border-bottom="0.06pt solid #000000" style:join-border="false"/>
      <style:text-properties officeooo:rsid="000d55df"/>
    </style:style>
    <style:style style:name="P49" style:family="paragraph" style:parent-style-name="Preformatted_20_Text">
      <style:paragraph-properties fo:margin-top="0in" fo:margin-bottom="0.1965in" loext:contextual-spacing="false"/>
      <style:text-properties officeooo:rsid="0152fe88" officeooo:paragraph-rsid="0032d590"/>
    </style:style>
    <style:style style:name="P50" style:family="paragraph" style:parent-style-name="Preformatted_20_Text">
      <style:paragraph-properties fo:margin-top="0in" fo:margin-bottom="0.1965in" loext:contextual-spacing="false"/>
      <style:text-properties officeooo:rsid="0157f110" officeooo:paragraph-rsid="0032d590"/>
    </style:style>
    <style:style style:name="P51" style:family="paragraph" style:parent-style-name="Preformatted_20_Text">
      <style:paragraph-properties fo:margin-top="0in" fo:margin-bottom="0.1965in" loext:contextual-spacing="false"/>
      <style:text-properties officeooo:rsid="01591267" officeooo:paragraph-rsid="0032d590"/>
    </style:style>
    <style:style style:name="P52" style:family="paragraph" style:parent-style-name="Preformatted_20_Text">
      <style:paragraph-properties fo:margin-top="0in" fo:margin-bottom="0.1965in" loext:contextual-spacing="false"/>
      <style:text-properties officeooo:rsid="015ab1cc" officeooo:paragraph-rsid="0032d590"/>
    </style:style>
    <style:style style:name="P53" style:family="paragraph" style:parent-style-name="Preformatted_20_Text">
      <style:paragraph-properties fo:margin-top="0in" fo:margin-bottom="0.1965in" loext:contextual-spacing="false"/>
      <style:text-properties officeooo:rsid="015dc54a" officeooo:paragraph-rsid="0032d590"/>
    </style:style>
    <style:style style:name="P54" style:family="paragraph" style:parent-style-name="Preformatted_20_Text">
      <style:paragraph-properties fo:margin-top="0in" fo:margin-bottom="0.1965in" loext:contextual-spacing="false">
        <style:tab-stops>
          <style:tab-stop style:position="0.3752in"/>
        </style:tab-stops>
      </style:paragraph-properties>
      <style:text-properties officeooo:rsid="014e33dc" officeooo:paragraph-rsid="0032d590"/>
    </style:style>
    <style:style style:name="T1" style:family="text">
      <style:text-properties officeooo:rsid="00150aec"/>
    </style:style>
    <style:style style:name="T2" style:family="text">
      <style:text-properties officeooo:rsid="001565ad"/>
    </style:style>
    <style:style style:name="T3" style:family="text">
      <style:text-properties officeooo:rsid="00171d67"/>
    </style:style>
    <style:style style:name="T4" style:family="text">
      <style:text-properties fo:font-size="18pt" fo:font-weight="bold" style:font-size-asian="18pt" style:font-weight-asian="bold" style:font-size-complex="18pt" style:font-weight-complex="bold"/>
    </style:style>
    <style:style style:name="T5" style:family="text">
      <style:text-properties officeooo:rsid="0020a545"/>
    </style:style>
    <style:style style:name="T6" style:family="text">
      <style:text-properties officeooo:rsid="00229a88"/>
    </style:style>
    <style:style style:name="T7" style:family="text">
      <style:text-properties officeooo:rsid="0025f073"/>
    </style:style>
    <style:style style:name="T8" style:family="text">
      <style:text-properties officeooo:rsid="0029d054"/>
    </style:style>
    <style:style style:name="T9" style:family="text">
      <style:text-properties officeooo:rsid="002b50ff"/>
    </style:style>
    <style:style style:name="T10" style:family="text">
      <style:text-properties officeooo:rsid="002b9f07"/>
    </style:style>
    <style:style style:name="T11" style:family="text">
      <style:text-properties officeooo:rsid="002d3e7e"/>
    </style:style>
    <style:style style:name="T12" style:family="text">
      <style:text-properties style:font-name="NanumMyeongjo"/>
    </style:style>
    <style:style style:name="T13" style:family="text">
      <style:text-properties officeooo:rsid="01454d68"/>
    </style:style>
    <style:style style:name="T14" style:family="text">
      <style:text-properties officeooo:rsid="014ad7ee"/>
    </style:style>
    <style:style style:name="T15" style:family="text">
      <style:text-properties officeooo:rsid="014cd526"/>
    </style:style>
    <style:style style:name="T16" style:family="text">
      <style:text-properties officeooo:rsid="014f1a0f"/>
    </style:style>
    <style:style style:name="T17" style:family="text">
      <style:text-properties officeooo:rsid="014f82b3"/>
    </style:style>
    <style:style style:name="T18" style:family="text">
      <style:text-properties officeooo:rsid="015491b5"/>
    </style:style>
    <style:style style:name="T19" style:family="text">
      <style:text-properties officeooo:rsid="0152fe88"/>
    </style:style>
    <style:style style:name="T20" style:family="text">
      <style:text-properties officeooo:rsid="01572108"/>
    </style:style>
    <style:style style:name="T21" style:family="text">
      <style:text-properties officeooo:rsid="0157f110"/>
    </style:style>
    <style:style style:name="T22" style:family="text">
      <style:text-properties officeooo:rsid="01476e27"/>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2"><text:span text:style-name="T4">Bootstrap</text:span> </text:p>
      <text:p text:style-name="P22"/>
      <text:p text:style-name="P22"/>
      <text:p text:style-name="P24">adding bootstrap quickly to your project ??</text:p>
      <text:p text:style-name="P23">* go the link--→ <text:s/><text:a xlink:type="simple" xlink:href="https://getbootstrap.com/docs/4.0/getting-started/introduction/" text:style-name="Internet_20_link" text:visited-style-name="Visited_20_Internet_20_Link">https://getbootstrap.com/docs/4.0/getting-started/introduction/</text:a></text:p>
      <text:p text:style-name="P23"/>
      <text:p text:style-name="P22">Copy-paste the stylesheet <text:span text:style-name="Source_20_Text">&lt;link&gt;</text:span> into your <text:span text:style-name="Source_20_Text">&lt;head&gt;</text:span> before all other stylesheets to load our CSS.</text:p>
      <text:p text:style-name="P1"><text:span text:style-name="Source_20_Text"/></text:p>
      <text:p text:style-name="P1"><text:span text:style-name="Source_20_Text"><text:span text:style-name="T5">(</text:span></text:span><text:span text:style-name="Source_20_Text"><text:span text:style-name="T12">&lt;link rel="stylesheet" href="https://maxcdn.bootstrapcdn.com/bootstrap/4.0.0-beta/css/bootstrap.min.css" integrity="sha384-/Y6pD6FV/Vv2HJnA6t+vslU6fwYXjCFtcEpHbNJ0lyAFsXTsjBbfaDjzALeQsN6M" crossorigin="anonymous"&gt;</text:span></text:span><text:span text:style-name="Source_20_Text"><text:span text:style-name="T5">)</text:span></text:span></text:p>
      <text:p text:style-name="P22"/>
      <text:p text:style-name="P22">* Add our optional JavaScript plugins, jQuery, and <text:a xlink:type="simple" xlink:href="https://github.com/FezVrasta/popper.js" text:style-name="Internet_20_link" text:visited-style-name="Visited_20_Internet_20_Link">Popper.js</text:a>) near the end of your pages, right before the closing <text:span text:style-name="Source_20_Text">&lt;/body</text:span></text:p>
      <text:p text:style-name="P22"/>
      <text:p text:style-name="P2"><text:span text:style-name="Source_20_Text"><text:span text:style-name="T6">( </text:span></text:span><text:span text:style-name="Source_20_Text">&lt;script src="https://code.jquery.com/jquery-3.2.1.slim.min.js" <text:s text:c="5"/>integrity="sha384-KJ3o2DKtIkvYIK3UENzmM7KCkRr/rE9/Qpg6aAZGJwFDMVNA/GpGFF93hXpG5KkN" crossorigin="anonymous"&gt;&lt;/script&gt;</text:span></text:p>
      <text:p text:style-name="Preformatted_20_Text"><text:span text:style-name="Source_20_Text">&lt;script src="https://cdnjs.cloudflare.com/ajax/libs/popper.js/1.11.0/umd/popper.min.js" integrity="sha384-b/U6ypiBEHpOf/4+1nzFpr53nxSS+GLCkfwBdFNTxtclqqenISfwAzpKaMNFNmj4" crossorigin="anonymous"&gt;&lt;/script&gt;</text:span></text:p>
      <text:p text:style-name="P18"><text:span text:style-name="Source_20_Text">&lt;script src="https://maxcdn.bootstrapcdn.com/bootstrap/4.0.0-beta/js/bootstrap.min.js" integrity="sha384-h0AbiXch4ZDo7tp9hKZ4TsHbi047NrKGLO3SEJAg45jXxnGIfYzk4Si90RDIqNm1" crossorigin="anonymous"&gt;&lt;/script&gt;</text:span><text:span text:style-name="Source_20_Text"><text:span text:style-name="T6">)</text:span></text:span></text:p>
      <text:p text:style-name="P25">make sure to include your viewport meta tag in the header </text:p>
      <text:p text:style-name="P25">starting our website notes:</text:p>
      <text:p text:style-name="P25"/>
      <text:p text:style-name="P26">before the end of your tag <text:s/>the order should be </text:p>
      <text:p text:style-name="P3"><text:span text:style-name="Source_20_Text">&lt;!-- Optional JavaScript --&gt;</text:span></text:p>
      <text:p text:style-name="P7"><text:span text:style-name="Source_20_Text">&lt;!-- jQuery first, then Popper.js, then Bootstrap JS --&gt;</text:span></text:p>
      <text:p text:style-name="P27">my notes :</text:p>
      <text:p text:style-name="P41"><text:s/></text:p>
      <text:p text:style-name="P28"><text:s text:c="2"/><text:span text:style-name="T8">class:</text:span>navbar-toggle: to open the nav on the mobile version </text:p>
      <text:p text:style-name="P29"><text:s/><text:span text:style-name="T8">data-toggle=</text:span> <text:span text:style-name="T7">collaps I can open it and close it .</text:span></text:p>
      <text:p text:style-name="P30">Data-target: where I’m gone go give him an ID =#</text:p>
      <text:p text:style-name="P31">* we will see navbar toggle switch --→ open the span tag <text:s/><text:span text:style-name="T9">class=”icon-bar</text:span></text:p>
      <text:p text:style-name="P4"><text:span text:style-name="Source_20_Text">justify-content-end: </text:span><text:span text:style-name="Source_20_Text"><text:span text:style-name="T10">to the left </text:span></text:span></text:p>
      <text:p text:style-name="P5"><text:span text:style-name="Source_20_Text"><text:span text:style-name="T11">carousel slide : image to sweep</text:span></text:span></text:p>
      <text:p text:style-name="P5"><text:span text:style-name="Source_20_Text"/></text:p>
      <text:p text:style-name="P42">”</text:p>
      <text:p text:style-name="P25"/>
      <text:p text:style-name="P21"/>
      <text:p text:style-name="P21"/>
      <text:p text:style-name="P38"><text:span text:style-name="Source_20_Text">m</text:span> - for classes that set <text:span text:style-name="Source_20_Text">margin</text:span></text:p>
      <text:p text:style-name="P39"><text:span text:style-name="Source_20_Text"><text:span text:style-name="T2">google font :</text:span></text:span></text:p>
      <text:p text:style-name="P39"><text:span text:style-name="Source_20_Text"><text:span text:style-name="T3">font awesome</text:span></text:span> </text:p>
      <text:p text:style-name="P40"><text:soft-page-break/><text:span text:style-name="Source_20_Text"><text:span text:style-name="T1">m-b :</text:span></text:span><text:span text:style-name="Source_20_Text">margin-bottom:</text:span></text:p>
      <text:list xml:id="list2122570968370447252" text:style-name="L1">
        <text:list-item>
          <text:p text:style-name="P45"><text:span text:style-name="Source_20_Text">p</text:span> - for classes that set <text:span text:style-name="Source_20_Text">padding</text:span> </text:p>
        </text:list-item>
        <text:list-item>
          <text:p text:style-name="P45"><text:span text:style-name="Source_20_Text">t</text:span> - for classes that set <text:span text:style-name="Source_20_Text">margin-top</text:span> or <text:span text:style-name="Source_20_Text">padding-top</text:span> </text:p>
        </text:list-item>
      </text:list>
      <text:list xml:id="list6053843388425134847" text:style-name="L2">
        <text:list-item>
          <text:p text:style-name="P47"><text:span text:style-name="Source_20_Text">b</text:span> - for classes that set <text:span text:style-name="Source_20_Text">margin-bottom</text:span> or <text:span text:style-name="Source_20_Text">padding-bottom</text:span> </text:p>
        </text:list-item>
        <text:list-item>
          <text:p text:style-name="P47"><text:span text:style-name="Source_20_Text">l</text:span> - for classes that set <text:span text:style-name="Source_20_Text">margin-left</text:span> or <text:span text:style-name="Source_20_Text">padding-left</text:span> </text:p>
        </text:list-item>
        <text:list-item>
          <text:p text:style-name="P47"><text:span text:style-name="Source_20_Text">r</text:span> - for classes that set <text:span text:style-name="Source_20_Text">margin-right</text:span> or <text:span text:style-name="Source_20_Text">padding-right</text:span> </text:p>
        </text:list-item>
        <text:list-item>
          <text:p text:style-name="P47"><text:span text:style-name="Source_20_Text">x</text:span> - for classes that set both <text:span text:style-name="Source_20_Text">*-left</text:span> and <text:span text:style-name="Source_20_Text">*-right</text:span> </text:p>
        </text:list-item>
        <text:list-item>
          <text:p text:style-name="P47"><text:span text:style-name="Source_20_Text">y</text:span> - for classes that set both <text:span text:style-name="Source_20_Text">*-top</text:span> and <text:span text:style-name="Source_20_Text">*-bottom</text:span> </text:p>
        </text:list-item>
        <text:list-item>
          <text:p text:style-name="P46">blank - for classes that set a <text:span text:style-name="Source_20_Text">margin</text:span> or <text:span text:style-name="Source_20_Text">padding</text:span> on all 4 sides of the element </text:p>
        </text:list-item>
      </text:list>
      <text:list xml:id="list213107363668432" text:continue-list="list2122570968370447252" text:style-name="L1">
        <text:list-item>
          <text:p text:style-name="P48"/>
        </text:list-item>
      </text:list>
      <text:p text:style-name="P32">references for git </text:p>
      <text:p text:style-name="P34"/>
      <text:p text:style-name="P34"><text:a xlink:type="simple" xlink:href="https://git-scm.com/docs/git-commit" text:style-name="Internet_20_link" text:visited-style-name="Visited_20_Internet_20_Link"><text:span text:style-name="T13">https://git-scm.com/docs/git-commit</text:span></text:a></text:p>
      <text:p text:style-name="P34"><text:a xlink:type="simple" xlink:href="https://git-scm.com/search/results?search=git%20comand%20to%20craete%20a%20file" text:style-name="Internet_20_link" text:visited-style-name="Visited_20_Internet_20_Link"><text:span text:style-name="T13">https://git-scm.com/search/results?search=git%20comand%20to%20craete%20a%20file</text:span></text:a></text:p>
      <text:p text:style-name="P34"><text:a xlink:type="simple" xlink:href="https://www.digitalocean.com/community/tutorials/how-to-install-git-on-ubuntu-14-04" text:style-name="Internet_20_link" text:visited-style-name="Visited_20_Internet_20_Link"><text:span text:style-name="T13">https://www.digitalocean.com/community/tutorials/how-to-install-git-on-ubuntu-14-04</text:span></text:a></text:p>
      <text:p text:style-name="P43">Git <text:s/>:meaning</text:p>
      <text:p text:style-name="P34">dispensable tool in modern software development is some kind of version control system. Version control systems allow you to keep track of your software at the source level. You can track changes, revert to previous stages, and branch to create alternate versions of files and directorie</text:p>
      <text:p text:style-name="P34"><text:span text:style-name="Source_20_Text">git</text:span>, a distributed version control system. Many projects maintain their files in a git repository</text:p>
      <text:p text:style-name="P34"/>
      <text:p text:style-name="P36"><text:span text:style-name="T14">1)</text:span><text:bookmark text:name="how-to-install-git-with-apt"/>How To Install Git with Apt</text:p>
      <text:p text:style-name="P35"><text:s text:c="2"/>open the terminal <text:s/>and then type </text:p>
      <text:p text:style-name="P35"/>
      <text:p text:style-name="P35"><text:span text:style-name="Source_20_Text"><text:s/>$ sudo apt-get update</text:span></text:p>
      <text:p text:style-name="P17"><text:span text:style-name="Source_20_Text"><text:span text:style-name="T14">$ </text:span></text:span><text:span text:style-name="Source_20_Text">sudo apt-get install git</text:span></text:p>
      <text:p text:style-name="P17"><text:span text:style-name="Source_20_Text"><text:span text:style-name="T14">2) </text:span></text:span><text:span text:style-name="Source_20_Text">Change the current working directory to your local project.</text:span></text:p>
      <text:p text:style-name="P17"><text:span text:style-name="Source_20_Text"><text:span text:style-name="T15">3)</text:span></text:span><text:span text:style-name="Source_20_Text">Initialize the local directory as a Git repository.</text:span></text:p>
      <text:p text:style-name="P17"><text:s text:c="4"/><text:span text:style-name="T15">$</text:span>git init</text:p>
      <text:p text:style-name="P17"><text:span text:style-name="T15">4)</text:span>git add “<text:span text:style-name="T15">file name.txt</text:span>” →</text:p>
      <text:p text:style-name="P17"><text:span text:style-name="T15">5)</text:span>Commit the files that you've staged in your local repository.</text:p>
      <text:p text:style-name="P17">git commit -m "First commit"</text:p>
      <text:p text:style-name="P8">6) then on your gethub account </text:p>
      <text:p text:style-name="P54"><text:s/>-At the top of your GitHub repository's Quick Setup page, click to copy the remote repository URL. </text:p>
      <text:p text:style-name="P17"><text:span text:style-name="T16">8)</text:span>In Terminal, <text:a xlink:type="simple" xlink:href="https://help.github.com/articles/adding-a-remote" text:style-name="Internet_20_link" text:visited-style-name="Visited_20_Internet_20_Link">add the URL for the remote repository</text:a> where your local repository will be pushed.</text:p>
      <text:p text:style-name="P9">Command: git remote add origin <text:span text:style-name="Emphasis">remote repository URL</text:span></text:p>
      <text:p text:style-name="P6"><text:soft-page-break/># Sets the new remote</text:p>
      <text:p text:style-name="P6"><text:s/><text:span text:style-name="T16">command:</text:span>git remote -v</text:p>
      <text:p text:style-name="P17"># Verifies the new remote URL</text:p>
      <text:p text:style-name="P17"><text:span text:style-name="T17">9)</text:span><text:a xlink:type="simple" xlink:href="https://help.github.com/articles/pushing-to-a-remote" text:style-name="Internet_20_link" text:visited-style-name="Visited_20_Internet_20_Link">Push the changes</text:a> in your local repository to GitHub.</text:p>
      <text:p text:style-name="P17">git push origin master</text:p>
      <text:p text:style-name="P10">my steps :</text:p>
      <text:p text:style-name="P10">git init <text:s/>firstproject</text:p>
      <text:p text:style-name="P10">cd firstproject</text:p>
      <text:p text:style-name="P10">git add first projecct.txt</text:p>
      <text:p text:style-name="P11">git remote <text:span text:style-name="T18">add </text:span>origin <text:a xlink:type="simple" xlink:href="https://github.com/marramsaleh/code-origin" text:style-name="Internet_20_link" text:visited-style-name="Visited_20_Internet_20_Link"><text:span text:style-name="T19">https://github.com/marramsaleh/code-origin</text:span></text:a></text:p>
      <text:p text:style-name="P49"><text:s/>push origin master </text:p>
      <text:p text:style-name="P12">git clone my repository on git hub </text:p>
      <text:p text:style-name="P12">git config –global push.default matching</text:p>
      <text:p text:style-name="P12">error failed to push some refer tohttp </text:p>
      <text:p text:style-name="P12">solution : git pull origin master </text:p>
      <text:p text:style-name="P12">warning 2:git push and make sure iam on the same (pwd cd )</text:p>
      <text:p text:style-name="P12">git push origin master </text:p>
      <text:p text:style-name="P12">work now <text:s/>enter password and the name </text:p>
      <text:p text:style-name="P19">show the file in the git hub account </text:p>
      <text:p text:style-name="P13">how I upload my file through command line with git :</text:p>
      <text:p text:style-name="P13">go to the file in the my project folder--→ we will need the name the name </text:p>
      <text:p text:style-name="P14">then <text:s text:c="2"/><text:span text:style-name="T20">cl :</text:span>nano firstgit.txt ,it means I will edit this file ----→</text:p>
      <text:p text:style-name="P15">hw eill open the file copy ans paste your code in the file an save--→exit </text:p>
      <text:p text:style-name="P15"/>
      <text:p text:style-name="P11">* <text:span text:style-name="T21">git add firstgit.txt (see what I see in this file )</text:span></text:p>
      <text:p text:style-name="P50">git statue to know if it change </text:p>
      <text:p text:style-name="P50">it is –--→ git commit -m “firstgit.txt”</text:p>
      <text:p text:style-name="P51">then : git push origin master </text:p>
      <text:p text:style-name="P52">then my file isupload </text:p>
      <text:p text:style-name="P53">add a new file through the nano and add it to the </text:p>
      <text:p text:style-name="P16"><text:soft-page-break/></text:p>
      <text:p text:style-name="P44"><text:s/></text:p>
      <text:p text:style-name="P36"><text:span text:style-name="T22">we lear how to </text:span><text:s/>to create a project and make a pull request on GitHub<text:span text:style-name="T22"> <text:s/></text:span></text:p>
      <text:p text:style-name="P33"><text:s/></text:p>
      <text:p text:style-name="P33"/>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NanumMyeongjo" svg:font-family="NanumMyeongj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8T14:03:19.471872425</meta:creation-date>
    <meta:generator>LibreOffice/5.1.6.2$Linux_X86_64 LibreOffice_project/10m0$Build-2</meta:generator>
    <dc:date>2017-10-08T21:31:05.759965685</dc:date>
    <meta:editing-duration>P4DT22H1M3S</meta:editing-duration>
    <meta:editing-cycles>35</meta:editing-cycles>
    <meta:document-statistic meta:table-count="0" meta:image-count="0" meta:object-count="0" meta:page-count="4" meta:paragraph-count="89" meta:word-count="669" meta:character-count="4622" meta:non-whitespace-character-count="3991"/>
  </office:meta>
</office:document-meta>
</file>